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ce108" officeooo:paragraph-rsid="000ce108"/>
    </style:style>
    <style:style style:name="P2" style:family="paragraph" style:parent-style-name="Standard">
      <style:text-properties officeooo:rsid="000d481b" officeooo:paragraph-rsid="000d481b"/>
    </style:style>
    <style:style style:name="P3" style:family="paragraph" style:parent-style-name="Standard">
      <style:text-properties fo:language="zxx" fo:country="none" officeooo:rsid="000d8249" officeooo:paragraph-rsid="000d8249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f07e3" officeooo:paragraph-rsid="000f07e3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10123" officeooo:paragraph-rsid="00110123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2f045" officeooo:paragraph-rsid="0012f045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14ee66" officeooo:paragraph-rsid="0012f045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14ee66" officeooo:paragraph-rsid="0014ee66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14ee66" officeooo:paragraph-rsid="0017cf83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1674b6" officeooo:paragraph-rsid="001674b6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7cf83" officeooo:paragraph-rsid="0017cf83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84588" officeooo:paragraph-rsid="00184588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19b60e" officeooo:paragraph-rsid="00184588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19b60e" officeooo:paragraph-rsid="0019b60e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19b60e" officeooo:paragraph-rsid="001a465a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1a465a" officeooo:paragraph-rsid="001a465a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1b6379" officeooo:paragraph-rsid="001b6379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1d547b" officeooo:paragraph-rsid="001d547b" style:language-asian="zxx" style:country-asian="none" style:language-complex="zxx" style:country-complex="none"/>
    </style:style>
    <style:style style:name="P19" style:family="paragraph" style:parent-style-name="Standard">
      <style:paragraph-properties fo:break-before="page"/>
      <style:text-properties fo:language="zxx" fo:country="none" officeooo:rsid="0014ee66" officeooo:paragraph-rsid="0014ee66" style:language-asian="zxx" style:country-asian="none" style:language-complex="zxx" style:country-complex="none"/>
    </style:style>
    <style:style style:name="T1" style:family="text">
      <style:text-properties officeooo:rsid="0014ee66"/>
    </style:style>
    <style:style style:name="T2" style:family="text">
      <style:text-properties officeooo:rsid="0017cf83"/>
    </style:style>
    <style:style style:name="T3" style:family="text">
      <style:text-properties officeooo:rsid="001a465a"/>
    </style:style>
    <style:style style:name="T4" style:family="text">
      <style:text-properties officeooo:rsid="001b63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7.1.1</text:p>
      <text:p text:style-name="P1"/>
      <text:p text:style-name="P1">På to dager blir 3x2 + 3 = 9 oppgaver ferdig. Etter fire dager er 18 oppgaver ferdig. Siste dag gjør to superarbeidere en oppgave hver. Det tar følgelig minst 5 dager før alle oppgavene er gjort.</text:p>
      <text:p text:style-name="P1"/>
      <text:p text:style-name="P1"/>
      <text:p text:style-name="P1"/>
      <text:p text:style-name="P1">2017.1.2</text:p>
      <text:p text:style-name="P1"/>
      <text:p text:style-name="P1">Etter to dager er</text:p>
      <text:p text:style-name="P1">2t = 2*p+p = 3p prosesser ferdig.</text:p>
      <text:p text:style-name="P1">2t = 3p =&gt; t(p) = 3p/2</text:p>
      <text:p text:style-name="P2">Så t(m) = 3m/2</text:p>
      <text:p text:style-name="P2"/>
      <text:p text:style-name="P2"/>
      <text:p text:style-name="P2"/>
      <text:p text:style-name="P2">2017.2.1</text:p>
      <text:p text:style-name="P2"/>
      <text:p text:style-name="P2"/>
      <text:p text:style-name="P3">t_w: tiden det tar å overføre én byte data – kan beregnes ved å måle tiden det tar å sende en beskjed fra en prosess til en annen, f.eks. ved send recv. </text:p>
      <text:p text:style-name="P3">t_s: total tid – t_w -&gt; tiden programmet tar med unntak av sending av m bytes. Kan måles ved å ta tiden fra start til slutt = total tid – t_w.</text:p>
      <text:p text:style-name="P3"/>
      <text:p text:style-name="P3"/>
      <text:p text:style-name="P3"/>
      <text:p text:style-name="P3">2017.3.1</text:p>
      <text:p text:style-name="P3"/>
      <text:p text:style-name="P4">my_rank%3 = 0,1,2,0,1,2,0,1</text:p>
      <text:p text:style-name="P4">=&gt; a = 8,7,6,8,7,6,8,7</text:p>
      <text:p text:style-name="P4">Så b = 8+7+6+8+7+6+8+7 = 57</text:p>
      <text:p text:style-name="P4"/>
      <text:p text:style-name="P4"/>
      <text:p text:style-name="P4"/>
      <text:p text:style-name="P5">2017.3.2</text:p>
      <text:p text:style-name="P5"/>
      <text:p text:style-name="P5">1) sender lokal sum fra rank 1 til 2 og mottar fra 1 på rank 2, summer sum_loc1 og sum_loc2</text:p>
      <text:p text:style-name="P5">2) sender lokal sum fra rank 2 til 3 og mottar fra 2 på rank 3</text:p>
      <text:p text:style-name="P5">3) sender lokal sum fra rank 3 til 4 og mottar fra 3 på rank 4</text:p>
      <text:p text:style-name="P5">4) sender lokal sum fra rank 4 til 5 og mottar fra 4 på rank 5</text:p>
      <text:p text:style-name="P5">5) sender lokal sum fra rank 5 til 6 og mottar fra 5 på rank 6</text:p>
      <text:p text:style-name="P5">6) sender lokal sum fra rank 6 til 7 og mottar fra 6 på rank 7</text:p>
      <text:p text:style-name="P5">8) sender lokal sum fra rank 7 til 0 og mottar fra 7 på rank 0</text:p>
      <text:p text:style-name="P5"/>
      <text:p text:style-name="P6">Nå har vi summert sum = sum_loc_i, i \in [0,7] og lagret dette på rank 0, vi trenger da å sende dette til alle ranks</text:p>
      <text:p text:style-name="P7"/>
      <text:p text:style-name="P8">1) send sum fra rank 0 til 1, recv på 1 fra 0</text:p>
      <text:p text:style-name="P8">2) send sum fra rank 1 til <text:span text:style-name="T2">2</text:span>, recv på 2 fra 1</text:p>
      <text:p text:style-name="P11">3) <text:span text:style-name="T1">send sum fra rank </text:span>2<text:span text:style-name="T1"> til </text:span>3<text:span text:style-name="T1">, recv på </text:span>3<text:span text:style-name="T1"> fra </text:span>2</text:p>
      <text:p text:style-name="P9"><text:span text:style-name="T2">4) </text:span>send sum fra rank <text:span text:style-name="T2">3</text:span> til <text:span text:style-name="T2">4</text:span>, recv på <text:span text:style-name="T2">4</text:span> fra <text:span text:style-name="T2">3</text:span></text:p>
      <text:p text:style-name="P9"><text:span text:style-name="T2">5) </text:span>send sum fra rank <text:span text:style-name="T2">4</text:span> til <text:span text:style-name="T2">5</text:span>, recv på <text:span text:style-name="T2">5</text:span> fra <text:span text:style-name="T2">4</text:span></text:p>
      <text:p text:style-name="P9"><text:soft-page-break/><text:span text:style-name="T2">6) </text:span>send sum fra rank <text:span text:style-name="T2">5</text:span> til <text:span text:style-name="T2">6</text:span>, recv på <text:span text:style-name="T2">6</text:span> fra <text:span text:style-name="T2">5</text:span></text:p>
      <text:p text:style-name="P11">7) <text:span text:style-name="T1">send sum fra rank </text:span>6<text:span text:style-name="T1"> til </text:span>7<text:span text:style-name="T1">, recv på </text:span>7<text:span text:style-name="T1"> fra </text:span>6</text:p>
      <text:p text:style-name="P9"/>
      <text:p text:style-name="P8"/>
      <text:p text:style-name="P8"/>
      <text:p text:style-name="P10">2017.3.3</text:p>
      <text:p text:style-name="P10"/>
      <text:p text:style-name="P11">Vi har 8 en-til-en kommunikasjon for å summere lokale summer og 7 en-til-en kommunikasjon for å spre sum til alle =&gt;</text:p>
      <text:p text:style-name="P11"/>
      <text:p text:style-name="P11">p(p-1)(t_s + t_w*m)</text:p>
      <text:p text:style-name="P11"/>
      <text:p text:style-name="P12"/>
      <text:p text:style-name="P12"/>
      <text:p text:style-name="P12">2017.4.1</text:p>
      <text:p text:style-name="P12"/>
      <text:p text:style-name="P12">int i, j;</text:p>
      <text:p text:style-name="P12">#pragma omp parallel for default(shared) private(j)</text:p>
      <text:p text:style-name="P12"/>
      <text:p text:style-name="P12">for(i = 0; i &lt; 100; i++)</text:p>
      <text:p text:style-name="P12"><text:tab/>for(j = 0; j &lt; 100; j++)</text:p>
      <text:p text:style-name="P12"><text:tab/><text:tab/>A[i][j] = A[i][j]*A[i][j];</text:p>
      <text:p text:style-name="P13"/>
      <text:p text:style-name="P13"/>
      <text:p text:style-name="P14"/>
      <text:p text:style-name="P14">2017.4.2</text:p>
      <text:p text:style-name="P14"/>
      <text:p text:style-name="P14">int i; N = 100;</text:p>
      <text:p text:style-name="P14">double s = 0;</text:p>
      <text:p text:style-name="P14">double *a = (double*)malloc(N*sizeof(double));</text:p>
      <text:p text:style-name="P14">double *b = (double*)malloc(N*sizeof(double));</text:p>
      <text:p text:style-name="P14"/>
      <text:p text:style-name="P14">for(i = 0; i &lt; N; i++){</text:p>
      <text:p text:style-name="P14"><text:tab/>a[i] = 10.0 + 2*i;</text:p>
      <text:p text:style-name="P14"><text:tab/>b[i] = 20.0 + sin(0.1*i);</text:p>
      <text:p text:style-name="P14">}</text:p>
      <text:p text:style-name="P14"/>
      <text:p text:style-name="P14">for(i = 0; i &lt; N-1; i++){</text:p>
      <text:p text:style-name="P14"><text:tab/>s += a[i];</text:p>
      <text:p text:style-name="P14"><text:tab/>a[i+1] = cos(b[i]);</text:p>
      <text:p text:style-name="P14">}</text:p>
      <text:p text:style-name="P14"/>
      <text:p text:style-name="P14">//////</text:p>
      <text:p text:style-name="P14"/>
      <text:p text:style-name="P14">Ingen kommunikasjon mellom prosesser for s, denne oppdateres individuelt av hver prosess, og er følgelig feil. Legger til reduction(+: sum_local). </text:p>
      <text:p text:style-name="P14"/>
      <text:p text:style-name="P16"/>
      <text:p text:style-name="P16"/>
      <text:p text:style-name="P16"/>
      <text:p text:style-name="P16"/>
      <text:p text:style-name="P16"/>
      <text:p text:style-name="P15"><text:soft-page-break/>int i; N = 100;</text:p>
      <text:p text:style-name="P15">double <text:span text:style-name="T4">s, </text:span>s_<text:span text:style-name="T3">loc</text:span> = 0;</text:p>
      <text:p text:style-name="P15">double *a = (double*)malloc(N*sizeof(double));</text:p>
      <text:p text:style-name="P15">double *b = (double*)malloc(N*sizeof(double));</text:p>
      <text:p text:style-name="P15"/>
      <text:p text:style-name="P16">a[0] = 10.0;</text:p>
      <text:p text:style-name="P16">b[0] = 20.0;</text:p>
      <text:p text:style-name="P16"/>
      <text:p text:style-name="P17">#pragma omp parallel default shared </text:p>
      <text:p text:style-name="P17">{</text:p>
      <text:p text:style-name="P17">#pragma omp for reduction(+: s_loc)</text:p>
      <text:p text:style-name="P16">for(i = 1; i &lt; N; i++)</text:p>
      <text:p text:style-name="P16"><text:tab/>s_<text:span text:style-name="T4">loc</text:span> += 10.0 + 2*i</text:p>
      <text:p text:style-name="P16"><text:tab/>a[i] = cos(20.0 + sin(0.1*(i-1));</text:p>
      <text:p text:style-name="P17">}</text:p>
      <text:p text:style-name="P17"/>
      <text:p text:style-name="P17"/>
      <text:p text:style-name="P17"/>
      <text:p text:style-name="P18">2017.5.1</text:p>
      <text:p text:style-name="P18"/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6:19:21.156107871</meta:creation-date>
    <dc:date>2019-06-09T12:29:49.042235328</dc:date>
    <meta:editing-duration>PT3H39M25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4" meta:paragraph-count="68" meta:word-count="546" meta:character-count="2589" meta:non-whitespace-character-count="2096"/>
  </office:meta>
</office:document-meta>
</file>